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731 positives, 1731 negatives</text:p>
      <text:p text:style-name="Standard">Test data: 192 positives, 192 negatives</text:p>
      <text:p text:style-name="Standard">Fold 1, Train: AUROC=0.966290 AUPR=0.968370; Test: AUROC=0.831543, AUPR=0.863354</text:p>
      <text:p text:style-name="Standard">Train data: 1731 positives, 1731 negatives</text:p>
      <text:p text:style-name="Standard">Test data: 192 positives, 192 negatives</text:p>
      <text:p text:style-name="Standard">Fold 2, Train: AUROC=0.965143 AUPR=0.967462; Test: AUROC=0.827474, AUPR=0.873181</text:p>
      <text:p text:style-name="Standard">Train data: 1731 positives, 1730 negatives</text:p>
      <text:p text:style-name="Standard">Test data: 192 positives, 193 negatives</text:p>
      <text:p text:style-name="Standard">Fold 3, Train: AUROC=0.965863 AUPR=0.968501; Test: AUROC=0.829177, AUPR=0.865159</text:p>
      <text:p text:style-name="Standard">Train data: 1730 positives, 1731 negatives</text:p>
      <text:p text:style-name="Standard">Test data: 193 positives, 192 negatives</text:p>
      <text:p text:style-name="Standard">Fold 4, Train: AUROC=0.966208 AUPR=0.968885; Test: AUROC=0.824239, AUPR=0.866047</text:p>
      <text:p text:style-name="Standard">Train data: 1731 positives, 1731 negatives</text:p>
      <text:p text:style-name="Standard">Test data: 192 positives, 192 negatives</text:p>
      <text:p text:style-name="Standard">Fold 5, Train: AUROC=0.965970 AUPR=0.969438; Test: AUROC=0.832004, AUPR=0.862757</text:p>
      <text:p text:style-name="Standard">Train data: 1731 positives, 1731 negatives</text:p>
      <text:p text:style-name="Standard">Test data: 192 positives, 192 negatives</text:p>
      <text:p text:style-name="Standard">Fold 6, Train: AUROC=0.965108 AUPR=0.967524; Test: AUROC=0.808078, AUPR=0.846572</text:p>
      <text:p text:style-name="Standard">Train data: 1731 positives, 1731 negatives</text:p>
      <text:p text:style-name="Standard">Test data: 192 positives, 192 negatives</text:p>
      <text:p text:style-name="Standard">Fold 7, Train: AUROC=0.962706 AUPR=0.966013; Test: AUROC=0.832438, AUPR=0.875725</text:p>
      <text:p text:style-name="Standard">Train data: 1730 positives, 1730 negatives</text:p>
      <text:p text:style-name="Standard">Test data: 193 positives, 193 negatives</text:p>
      <text:p text:style-name="Standard">Fold 8, Train: AUROC=0.968059 AUPR=0.969709; Test: AUROC=0.836210, AUPR=0.877550</text:p>
      <text:p text:style-name="Standard">Train data: 1730 positives, 1731 negatives</text:p>
      <text:p text:style-name="Standard">Test data: 193 positives, 192 negatives</text:p>
      <text:p text:style-name="Standard">Fold 9, Train: AUROC=0.966322 AUPR=0.968252; Test: AUROC=0.828935, AUPR=0.868436</text:p>
      <text:p text:style-name="Standard">Train data: 1731 positives, 1730 negatives</text:p>
      <text:p text:style-name="Standard">Test data: 192 positives, 193 negatives</text:p>
      <text:p text:style-name="Standard">Fold 10, Train: AUROC=0.964633 AUPR=0.967362; Test: AUROC=0.827180, AUPR=0.862883</text:p>
      <text:p text:style-name="Standard">Repetition #2</text:p>
      <text:p text:style-name="Standard">Train data: 1731 positives, 1731 negatives</text:p>
      <text:p text:style-name="Standard">Test data: 192 positives, 192 negatives</text:p>
      <text:p text:style-name="Standard">Fold 1, Train: AUROC=0.962771 AUPR=0.964022; Test: AUROC=0.820611, AUPR=0.864008</text:p>
      <text:p text:style-name="Standard">Train data: 1731 positives, 1731 negatives</text:p>
      <text:p text:style-name="Standard">Test data: 192 positives, 192 negatives</text:p>
      <text:p text:style-name="Standard">Fold 2, Train: AUROC=0.964164 AUPR=0.965851; Test: AUROC=0.818278, AUPR=0.860345</text:p>
      <text:p text:style-name="Standard">Train data: 1730 positives, 1731 negatives</text:p>
      <text:p text:style-name="Standard">Test data: 193 positives, 192 negatives</text:p>
      <text:p text:style-name="Standard">Fold 3, Train: AUROC=0.961892 AUPR=0.964816; Test: AUROC=0.852251, AUPR=0.878357</text:p>
      <text:p text:style-name="Standard">Train data: 1731 positives, 1731 negatives</text:p>
      <text:p text:style-name="Standard">Test data: 192 positives, 192 negatives</text:p>
      <text:p text:style-name="Standard">Fold 4, Train: AUROC=0.961699 AUPR=0.963256; Test: AUROC=0.852837, AUPR=0.886146</text:p>
      <text:p text:style-name="Standard">Train data: 1730 positives, 1731 negatives</text:p>
      <text:p text:style-name="Standard">Test data: 193 positives, 192 negatives</text:p>
      <text:p text:style-name="Standard">Fold 5, Train: AUROC=0.963480 AUPR=0.965059; Test: AUROC=0.836599, AUPR=0.860519</text:p>
      <text:p text:style-name="Standard">Train data: 1731 positives, 1731 negatives</text:p>
      <text:p text:style-name="Standard"><text:soft-page-break/>Test data: 192 positives, 192 negatives</text:p>
      <text:p text:style-name="Standard">Fold 6, Train: AUROC=0.961858 AUPR=0.964451; Test: AUROC=0.792345, AUPR=0.837779</text:p>
      <text:p text:style-name="Standard">Train data: 1730 positives, 1730 negatives</text:p>
      <text:p text:style-name="Standard">Test data: 193 positives, 193 negatives</text:p>
      <text:p text:style-name="Standard">Fold 7, Train: AUROC=0.963720 AUPR=0.965478; Test: AUROC=0.793954, AUPR=0.845483</text:p>
      <text:p text:style-name="Standard">Train data: 1731 positives, 1730 negatives</text:p>
      <text:p text:style-name="Standard">Test data: 192 positives, 193 negatives</text:p>
      <text:p text:style-name="Standard">Fold 8, Train: AUROC=0.962049 AUPR=0.964288; Test: AUROC=0.825534, AUPR=0.860311</text:p>
      <text:p text:style-name="Standard">Train data: 1731 positives, 1730 negatives</text:p>
      <text:p text:style-name="Standard">Test data: 192 positives, 193 negatives</text:p>
      <text:p text:style-name="Standard">Fold 9, Train: AUROC=0.962464 AUPR=0.964107; Test: AUROC=0.844802, AUPR=0.876252</text:p>
      <text:p text:style-name="Standard">Train data: 1731 positives, 1731 negatives</text:p>
      <text:p text:style-name="Standard">Test data: 192 positives, 192 negatives</text:p>
      <text:p text:style-name="Standard">Fold 10, Train: AUROC=0.960710 AUPR=0.963171; Test: AUROC=0.828315, AUPR=0.866988</text:p>
      <text:p text:style-name="Standard">Repetition #3</text:p>
      <text:p text:style-name="Standard">Train data: 1730 positives, 1731 negatives</text:p>
      <text:p text:style-name="Standard">Test data: 193 positives, 192 negatives</text:p>
      <text:p text:style-name="Standard">Fold 1, Train: AUROC=0.960605 AUPR=0.962113; Test: AUROC=0.825858, AUPR=0.863024</text:p>
      <text:p text:style-name="Standard">Train data: 1731 positives, 1731 negatives</text:p>
      <text:p text:style-name="Standard">Test data: 192 positives, 192 negatives</text:p>
      <text:p text:style-name="Standard">Fold 2, Train: AUROC=0.962268 AUPR=0.963785; Test: AUROC=0.833333, AUPR=0.866380</text:p>
      <text:p text:style-name="Standard">Train data: 1731 positives, 1730 negatives</text:p>
      <text:p text:style-name="Standard">Test data: 192 positives, 193 negatives</text:p>
      <text:p text:style-name="Standard">Fold 3, Train: AUROC=0.961850 AUPR=0.963021; Test: AUROC=0.812203, AUPR=0.851098</text:p>
      <text:p text:style-name="Standard">Train data: 1730 positives, 1731 negatives</text:p>
      <text:p text:style-name="Standard">Test data: 193 positives, 192 negatives</text:p>
      <text:p text:style-name="Standard">Fold 4, Train: AUROC=0.963327 AUPR=0.965020; Test: AUROC=0.821082, AUPR=0.863674</text:p>
      <text:p text:style-name="Standard">Train data: 1731 positives, 1731 negatives</text:p>
      <text:p text:style-name="Standard">Test data: 192 positives, 192 negatives</text:p>
      <text:p text:style-name="Standard">Fold 5, Train: AUROC=0.959228 AUPR=0.960866; Test: AUROC=0.829020, AUPR=0.869064</text:p>
      <text:p text:style-name="Standard">Train data: 1731 positives, 1731 negatives</text:p>
      <text:p text:style-name="Standard">Test data: 192 positives, 192 negatives</text:p>
      <text:p text:style-name="Standard">Fold 6, Train: AUROC=0.961826 AUPR=0.963948; Test: AUROC=0.836589, AUPR=0.864528</text:p>
      <text:p text:style-name="Standard">Train data: 1731 positives, 1730 negatives</text:p>
      <text:p text:style-name="Standard">Test data: 192 positives, 193 negatives</text:p>
      <text:p text:style-name="Standard">Fold 7, Train: AUROC=0.963201 AUPR=0.964341; Test: AUROC=0.816197, AUPR=0.852039</text:p>
      <text:p text:style-name="Standard">Train data: 1731 positives, 1730 negatives</text:p>
      <text:p text:style-name="Standard">Test data: 192 positives, 193 negatives</text:p>
      <text:p text:style-name="Standard">Fold 8, Train: AUROC=0.959758 AUPR=0.961124; Test: AUROC=0.840593, AUPR=0.874949</text:p>
      <text:p text:style-name="Standard">Train data: 1731 positives, 1731 negatives</text:p>
      <text:p text:style-name="Standard">Test data: 192 positives, 192 negatives</text:p>
      <text:p text:style-name="Standard">Fold 9, Train: AUROC=0.962193 AUPR=0.963384; Test: AUROC=0.815511, AUPR=0.855711</text:p>
      <text:p text:style-name="Standard">Train data: 1730 positives, 1731 negatives</text:p>
      <text:p text:style-name="Standard">Test data: 193 positives, 192 negatives</text:p>
      <text:p text:style-name="Standard">Fold 10, Train: AUROC=0.961884 AUPR=0.964052; Test: AUROC=0.826965, AUPR=0.863225</text:p>
      <text:p text:style-name="Standard">Repetition #4</text:p>
      <text:p text:style-name="Standard">Train data: 1731 positives, 1731 negatives</text:p>
      <text:p text:style-name="Standard">Test data: 192 positives, 192 negatives</text:p>
      <text:p text:style-name="Standard">Fold 1, Train: AUROC=0.963507 AUPR=0.964224; Test: AUROC=0.838976, AUPR=0.870209</text:p>
      <text:p text:style-name="Standard"><text:soft-page-break/>Train data: 1731 positives, 1730 negatives</text:p>
      <text:p text:style-name="Standard">Test data: 192 positives, 193 negatives</text:p>
      <text:p text:style-name="Standard">Fold 2, Train: AUROC=0.962140 AUPR=0.962362; Test: AUROC=0.830392, AUPR=0.863999</text:p>
      <text:p text:style-name="Standard">Train data: 1731 positives, 1730 negatives</text:p>
      <text:p text:style-name="Standard">Test data: 192 positives, 193 negatives</text:p>
      <text:p text:style-name="Standard">Fold 3, Train: AUROC=0.962490 AUPR=0.963097; Test: AUROC=0.828557, AUPR=0.869795</text:p>
      <text:p text:style-name="Standard">Train data: 1731 positives, 1730 negatives</text:p>
      <text:p text:style-name="Standard">Test data: 192 positives, 193 negatives</text:p>
      <text:p text:style-name="Standard">Fold 4, Train: AUROC=0.963246 AUPR=0.963546; Test: AUROC=0.790776, AUPR=0.842872</text:p>
      <text:p text:style-name="Standard">Train data: 1731 positives, 1731 negatives</text:p>
      <text:p text:style-name="Standard">Test data: 192 positives, 192 negatives</text:p>
      <text:p text:style-name="Standard">Fold 5, Train: AUROC=0.964843 AUPR=0.965295; Test: AUROC=0.822673, AUPR=0.860176</text:p>
      <text:p text:style-name="Standard">Train data: 1730 positives, 1731 negatives</text:p>
      <text:p text:style-name="Standard">Test data: 193 positives, 192 negatives</text:p>
      <text:p text:style-name="Standard">Fold 6, Train: AUROC=0.962441 AUPR=0.963322; Test: AUROC=0.805996, AUPR=0.846331</text:p>
      <text:p text:style-name="Standard">Train data: 1730 positives, 1731 negatives</text:p>
      <text:p text:style-name="Standard">Test data: 193 positives, 192 negatives</text:p>
      <text:p text:style-name="Standard">Fold 7, Train: AUROC=0.961405 AUPR=0.961881; Test: AUROC=0.831363, AUPR=0.875523</text:p>
      <text:p text:style-name="Standard">Train data: 1731 positives, 1731 negatives</text:p>
      <text:p text:style-name="Standard">Test data: 192 positives, 192 negatives</text:p>
      <text:p text:style-name="Standard">Fold 8, Train: AUROC=0.961882 AUPR=0.963280; Test: AUROC=0.826552, AUPR=0.853484</text:p>
      <text:p text:style-name="Standard">Train data: 1731 positives, 1731 negatives</text:p>
      <text:p text:style-name="Standard">Test data: 192 positives, 192 negatives</text:p>
      <text:p text:style-name="Standard">Fold 9, Train: AUROC=0.964800 AUPR=0.965355; Test: AUROC=0.789225, AUPR=0.823025</text:p>
      <text:p text:style-name="Standard">Train data: 1730 positives, 1731 negatives</text:p>
      <text:p text:style-name="Standard">Test data: 193 positives, 192 negatives</text:p>
      <text:p text:style-name="Standard">Fold 10, Train: AUROC=0.961170 AUPR=0.961553; Test: AUROC=0.831984, AUPR=0.872098</text:p>
      <text:p text:style-name="Standard">Repetition #5</text:p>
      <text:p text:style-name="Standard">Train data: 1731 positives, 1730 negatives</text:p>
      <text:p text:style-name="Standard">Test data: 192 positives, 193 negatives</text:p>
      <text:p text:style-name="Standard">Fold 1, Train: AUROC=0.967033 AUPR=0.969143; Test: AUROC=0.768971, AUPR=0.823293</text:p>
      <text:p text:style-name="Standard">Train data: 1731 positives, 1731 negatives</text:p>
      <text:p text:style-name="Standard">Test data: 192 positives, 192 negatives</text:p>
      <text:p text:style-name="Standard">Fold 2, Train: AUROC=0.965531 AUPR=0.967958; Test: AUROC=0.842177, AUPR=0.871384</text:p>
      <text:p text:style-name="Standard">Train data: 1730 positives, 1731 negatives</text:p>
      <text:p text:style-name="Standard">Test data: 193 positives, 192 negatives</text:p>
      <text:p text:style-name="Standard">Fold 3, Train: AUROC=0.966434 AUPR=0.969113; Test: AUROC=0.828233, AUPR=0.865588</text:p>
      <text:p text:style-name="Standard">Train data: 1731 positives, 1731 negatives</text:p>
      <text:p text:style-name="Standard">Test data: 192 positives, 192 negatives</text:p>
      <text:p text:style-name="Standard">Fold 4, Train: AUROC=0.965253 AUPR=0.967650; Test: AUROC=0.858805, AUPR=0.888959</text:p>
      <text:p text:style-name="Standard">Train data: 1731 positives, 1730 negatives</text:p>
      <text:p text:style-name="Standard">Test data: 192 positives, 193 negatives</text:p>
      <text:p text:style-name="Standard">Fold 5, Train: AUROC=0.964668 AUPR=0.966680; Test: AUROC=0.850524, AUPR=0.880646</text:p>
      <text:p text:style-name="Standard">Train data: 1731 positives, 1731 negatives</text:p>
      <text:p text:style-name="Standard">Test data: 192 positives, 192 negatives</text:p>
      <text:p text:style-name="Standard">Fold 6, Train: AUROC=0.964066 AUPR=0.966496; Test: AUROC=0.818658, AUPR=0.855938</text:p>
      <text:p text:style-name="Standard">Train data: 1730 positives, 1730 negatives</text:p>
      <text:p text:style-name="Standard">Test data: 193 positives, 193 negatives</text:p>
      <text:p text:style-name="Standard">Fold 7, Train: AUROC=0.964693 AUPR=0.967550; Test: AUROC=0.785632, AUPR=0.838494</text:p>
      <text:p text:style-name="Standard"><text:soft-page-break/>Train data: 1731 positives, 1731 negatives</text:p>
      <text:p text:style-name="Standard">Test data: 192 positives, 192 negatives</text:p>
      <text:p text:style-name="Standard">Fold 8, Train: AUROC=0.967647 AUPR=0.969625; Test: AUROC=0.845242, AUPR=0.875400</text:p>
      <text:p text:style-name="Standard">Train data: 1731 positives, 1731 negatives</text:p>
      <text:p text:style-name="Standard">Test data: 192 positives, 192 negatives</text:p>
      <text:p text:style-name="Standard">Fold 9, Train: AUROC=0.965525 AUPR=0.967403; Test: AUROC=0.897868, AUPR=0.916533</text:p>
      <text:p text:style-name="Standard">Train data: 1730 positives, 1731 negatives</text:p>
      <text:p text:style-name="Standard">Test data: 193 positives, 192 negatives</text:p>
      <text:p text:style-name="Standard">Fold 10, Train: AUROC=0.963176 AUPR=0.966426; Test: AUROC=0.808452, AUPR=0.847482</text:p>
      <text:p text:style-name="Standard">Repetition #1: AUROC=0.827728, AUPR=0.866166</text:p>
      <text:p text:style-name="Standard">Repetition #2: AUROC=0.826553, AUPR=0.863619</text:p>
      <text:p text:style-name="Standard">Repetition #3: AUROC=0.825735, AUPR=0.862369</text:p>
      <text:p text:style-name="Standard">Repetition #4: AUROC=0.819649, AUPR=0.857751</text:p>
      <text:p text:style-name="Standard">Repetition #5: AUROC=0.830456, AUPR=0.866372</text:p>
      <text:p text:style-name="Standard">Mean: AUROC=0.826024, AUPR=0.86325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16:36:57.104670805</meta:creation-date>
    <dc:date>2023-10-04T16:38:51.638352947</dc:date>
    <meta:editing-duration>PT1M55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